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B00000000C5F4C0816DA461EF9.png" manifest:media-type="image/png"/>
  <manifest:file-entry manifest:full-path="Pictures/10000201000004B0000000088B4702918F17916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0.8125in"/>
    </style:style>
    <style:style style:name="Table1.H" style:family="table-column">
      <style:table-column-properties style:column-width="0.811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/>
    </style:style>
    <style:style style:name="P1" style:family="paragraph" style:parent-style-name="Standard" style:master-page-name="First_20_Page">
      <style:paragraph-properties fo:margin-top="0in" fo:margin-bottom="0.139in" loext:contextual-spacing="false" fo:line-height="100%" style:page-number="1"/>
    </style:style>
    <style:style style:name="P2" style:family="paragraph" style:parent-style-name="Standard">
      <style:paragraph-properties fo:margin-top="0.139in" fo:margin-bottom="0in" loext:contextual-spacing="false"/>
    </style:style>
    <style:style style:name="P3" style:family="paragraph" style:parent-style-name="Standard" style:list-style-name="WWNum3">
      <style:paragraph-properties fo:margin-left="0.5in" fo:margin-right="0in" fo:margin-top="0.139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.139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39in" fo:margin-bottom="0in" loext:contextual-spacing="true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.139in" fo:margin-bottom="0in" loext:contextual-spacing="true" fo:text-indent="-0.25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top="0.278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Heading_20_1">
      <style:paragraph-properties fo:margin-top="0.3335in" fo:margin-bottom="0in" loext:contextual-spacing="false"/>
    </style:style>
    <style:style style:name="P11" style:family="paragraph" style:parent-style-name="Heading_20_2">
      <style:paragraph-properties fo:margin-top="0.222in" fo:margin-bottom="0in" loext:contextual-spacing="false"/>
    </style:style>
    <style:style style:name="P12" style:family="paragraph" style:parent-style-name="Title">
      <style:paragraph-properties fo:margin-top="0.222in" fo:margin-bottom="0in" loext:contextual-spacing="false"/>
    </style:style>
    <style:style style:name="T1" style:family="text">
      <style:text-properties style:font-name="Proxima Nova" style:text-underline-style="none" style:font-name-asian="Proxima Nova1" style:font-name-complex="Proxima Nova1"/>
    </style:style>
    <style:style style:name="T2" style:family="text">
      <style:text-properties style:font-name="Proxima Nova" style:font-name-asian="Proxima Nova1" style:font-name-complex="Proxima Nova1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03.png" text:anchor-type="as-char" svg:width="6.5in" svg:height="0.0693in" draw:z-index="0"><draw:image xlink:href="Pictures/10000201000004B00000000C5F4C0816DA461EF9.png" xlink:type="simple" xlink:show="embed" xlink:actuate="onLoad"/><svg:title>horizontal line</svg:title></draw:frame></text:p>
      <text:p text:style-name="P12"><text:bookmark text:name="_5x0d5h95i329"/>Projeto Inversor LCEE</text:p>
      <text:p text:style-name="P10"><text:bookmark text:name="_14mpx6a8znb7"/>RESUMO</text:p>
      <text:p text:style-name="P2">Projeto do hardware de um inversor para ser utilizado em projetos de pesquisa no LCEE.</text:p>
      <text:p text:style-name="P10"><text:bookmark text:name="_oymnw3nlvwib"/>OBJETIVOS</text:p>
      <text:list xml:id="list3024198774277888238" text:style-name="WWNum3">
        <text:list-item>
          <text:p text:style-name="P3">O hardware deve ser robusto e projetado para evitar falhas e erros de operação, para tanto, deve utilizar proteções e indicar claramente ao usuário quando uma proteção for acionada, além de enviar sinal ao sistema de controle.</text:p>
        </text:list-item>
        <text:list-item>
          <text:p text:style-name="P3">O hardware deve ser projetado para imunidade à interferência eletromagnética. Sendo todos os sinais de comando e retroação (proteção ativada) isolados da parte de potência.</text:p>
        </text:list-item>
        <text:list-item>
          <text:p text:style-name="P3">O hardware deve ser flexível para atender, ao máximo possível, uma gama projetos de P&amp;D encontrada no laboratório LCEE da Unicamp.</text:p>
        </text:list-item>
        <text:list-item>
          <text:p text:style-name="P3">O hardware deve facilitar a obtenção de resultados experimentais, permitindo fácil acesso aos sinais internos (pontos de prova de tensão e corrente devem ser providos).</text:p>
        </text:list-item>
      </text:list>
      <text:p text:style-name="P10"><text:bookmark text:name="_c5rpsdy8g2ak"/>ESPECIFICAÇÕES</text:p>
      <text:p text:style-name="P2"><text:span text:style-name="T4">Tensão / Corrente</text:span></text:p>
      <text:p text:style-name="P2">Proposta 1: 800V/10A</text:p>
      <text:p text:style-name="P2">Proposta 2: 400V/30A</text:p>
      <text:p text:style-name="P2">Proposta 3: 100V/100A</text:p>
      <text:p text:style-name="P2"><text:span text:style-name="T4">Frequencia de comutação:</text:span></text:p>
      <text:p text:style-name="P2">Proposta 1: 200kHz</text:p>
      <text:p text:style-name="P2"><text:span text:style-name="T4">Outras propostas:</text:span></text:p>
      <text:list xml:id="list3010486043704183798" text:style-name="WWNum1">
        <text:list-item>
          <text:p text:style-name="P4">Para mudança nas specs de tensão/corrente, trocar apenas transistores, resistores de gate e configurar proteção.</text:p>
        </text:list-item>
        <text:list-item>
          <text:p text:style-name="P4">Não utilizar circuto de bootstrap (possibilidade de acionar chave inferior e superior de modo independente).</text:p>
        </text:list-item>
        <text:list-item>
          <text:p text:style-name="P4">Auto-diagnóstico do estado da chave de potência.</text:p>
        </text:list-item>
        <text:list-item>
          <text:p text:style-name="P4"><text:soft-page-break/>Tensão negativa para desligamento da chave.</text:p>
        </text:list-item>
        <text:list-item>
          <text:p text:style-name="P4">Possibilidade de utilização de transistores em SiC.</text:p>
        </text:list-item>
        <text:list-item>
          <text:p text:style-name="P4">Escalável / modular.</text:p>
        </text:list-item>
        <text:list-item>
          <text:p text:style-name="P4">Facilidade para conexão em diferentes aplicações, como inversor, inversor multinível, fonte chaveada etc.</text:p>
        </text:list-item>
        <text:list-item>
          <text:p text:style-name="P4">Proteção de mínimo dead-time.</text:p>
        </text:list-item>
        <text:list-item>
          <text:p text:style-name="P4">Modularidade na quantidade de braços.</text:p>
        </text:list-item>
      </text:list>
      <text:p text:style-name="P10"><text:bookmark text:name="_x5u0l8hx0kbh"/>MILESTONES/CRONOGRAMA</text:p>
      <text:p text:style-name="P11"><text:bookmark text:name="_jltys38rhgql"/>Reuniões de Alinhamento</text:p>
      <text:p text:style-name="P2">Reunião 2 realizada dia 19/04/2016<text:span text:style-name="T2">.</text:span></text:p>
      <text:p text:style-name="P2">Reunião 3 realizada dia 06/05/2016.</text:p>
      <text:p text:style-name="P2">Reunião 4 realizada dia 24/05/2016.</text:p>
      <text:p text:style-name="P11"><text:bookmark text:name="_8b9ips62763e"/>Distribuições de tarefas</text:p>
      <text:p text:style-name="P2">Ficaram divididas as seguintes frentes para avançar o projeto:</text:p>
      <text:list xml:id="list4758274166257069357" text:style-name="WWNum2">
        <text:list-item>
          <text:p text:style-name="P5">Fonte isolada / driver =&gt; Responsável: Joel</text:p>
        </text:list-item>
        <text:list-item>
          <text:p text:style-name="P5">Seleção do mosfet e proteção dos MOSFETs =&gt; Responsável: Lais</text:p>
        </text:list-item>
        <text:list-item>
          <text:p text:style-name="P5">Circuitos lógicos e isolação =&gt; Responsável: Hildo</text:p>
        </text:list-item>
        <text:list-item>
          <text:p text:style-name="P5">Montagem da placa anterior =&gt; Responsável: JP</text:p>
        </text:list-item>
      </text:list>
      <text:p text:style-name="P11"><text:bookmark text:name="_qn1xw9lg2dvn"/>Aplicações</text:p>
      <text:p text:style-name="P2">Tendo em vista que a placa terá 4 braços de MOSFETs, abaixo são listadas as aplicações típica em que ela poderá ser utilizada. A placa possuirá 2 barramentos CC que poderão ser conectados de forma paralela ou independente, além de 2 saídas auxiliares a transistor para conexão de relês em 12V.</text:p>
      <text:p text:style-name="P2">Para uso da descarga/pré-carga será necessário o uso de resistores externos e para o uso da chave rápida de conexão a rede, diodos externos.</text:p>
      <text:list xml:id="list5429793985008732181" text:style-name="WWNum4">
        <text:list-item>
          <text:p text:style-name="P6">Conversores CC/CC em geral. Exemplos: boost, buck, buck-boost, push-pull;</text:p>
        </text:list-item>
        <text:list-item>
          <text:p text:style-name="P6"><text:soft-page-break/>Fontes chaveadas, arquiteturas baseadas nos conversores CC/CC mais push-pull e full bridge;</text:p>
        </text:list-item>
        <text:list-item>
          <text:p text:style-name="P6">Conversores resonantes;</text:p>
        </text:list-item>
        <text:list-item>
          <text:p text:style-name="P6">Inversor monofásico (usando os braços A-B e com possibilidade de uso do braço C para conexão sincronizada a rede e braço N para descarga/pré-carga do barramento CC, essa última função também pode ser realizada pelos relês externos);</text:p>
        </text:list-item>
        <text:list-item>
          <text:p text:style-name="P6">Inversor trifásico a 3 fios (com possibilidade de uso do 4º braço para descarga/pré-carga do barramento CC, por exemplo, no caso de acionamento de motores, descarregar o barramento no uso de frenagem eletromagnética);</text:p>
        </text:list-item>
        <text:list-item>
          <text:p text:style-name="P6">Inversor trifásico a 4 fios;</text:p>
        </text:list-item>
        <text:list-item>
          <text:p text:style-name="P6">Back-to-back monofásico (para trifásico usar duas placas);</text:p>
        </text:list-item>
        <text:list-item>
          <text:p text:style-name="P6">Duplo inversor monofásico isolados entre si (para conexão série pelo lado CA e aplicações em multinível).</text:p>
        </text:list-item>
      </text:list>
      <text:p text:style-name="P11"><text:bookmark text:name="_6x8rkjwa8fzc"/>Escolha dos transistores</text:p>
      <text:p text:style-name="P2">Definido encapsulamento TO-247</text:p>
      <text:p text:style-name="P2">Modelos escolhidos:</text:p>
      <table:table table:name="Table1" table:style-name="Table1">
        <table:table-column table:style-name="Table1.A" table:number-columns-repeated="7"/>
        <table:table-column table:style-name="Table1.H"/>
        <text:soft-page-break/>
        <table:table-row table:style-name="Table1.1">
          <table:table-cell table:style-name="Table1.A1" office:value-type="string">
            <text:p text:style-name="P7">Part#</text:p>
          </table:table-cell>
          <table:table-cell table:style-name="Table1.A1" office:value-type="string">
            <text:p text:style-name="P7">Fabrica.</text:p>
          </table:table-cell>
          <table:table-cell table:style-name="Table1.A1" office:value-type="string">
            <text:p text:style-name="P7">USD</text:p>
          </table:table-cell>
          <table:table-cell table:style-name="Table1.A1" office:value-type="string">
            <text:p text:style-name="P7">Vds</text:p>
          </table:table-cell>
          <table:table-cell table:style-name="Table1.A1" office:value-type="string">
            <text:p text:style-name="P7">Id</text:p>
          </table:table-cell>
          <table:table-cell table:style-name="Table1.A1" office:value-type="string">
            <text:p text:style-name="P7">Qg</text:p>
          </table:table-cell>
          <table:table-cell table:style-name="Table1.A1" office:value-type="string">
            <text:p text:style-name="P7">Tr+Tf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2"><text:soft-page-break/></text:p>
      <text:p text:style-name="P11"><text:bookmark text:name="_c61qxesdl0xm"/>Escolha do gate driver</text:p>
      <text:p text:style-name="P2">Modelo, corrente, tempos de atraso para a chave escolhida etc…</text:p>
      <text:p text:style-name="P2">Opção inicial: MIC4420</text:p>
      <text:p text:style-name="P2">Alternativas: MIC4421 (mais rápido), TC4420, MAX4420</text:p>
      <text:p text:style-name="P11"><text:bookmark text:name="_arbufitmflpt"/>Isolação do transistor / driver</text:p>
      <text:p text:style-name="P2">Modelo de isoladores, tempos de atraso, etc:</text:p>
      <text:p text:style-name="P2">Opção inicial: Si8422</text:p>
      <text:p text:style-name="P2">Alternativa: FOD8012</text:p>
      <text:p text:style-name="P11"><text:bookmark text:name="_hfte2ie1s2at"/>Projeto da fonte do driver</text:p>
      <text:p text:style-name="P2">Considerando:</text:p>
      <text:p text:style-name="P2">N (número de chaves em paralelo) = 2</text:p>
      <text:p text:style-name="P2">Vd (tensãod e alimentação do driver) = 12V</text:p>
      <text:p text:style-name="P2">Qg (gate charge máximo por chave) = 234nC</text:p>
      <text:p text:style-name="P2">Fs (frequencia máxima de comutação) = 200kHz</text:p>
      <text:p text:style-name="P2">Por driver:</text:p>
      <text:p text:style-name="P2">P = N * Vd * Qg * Fs = 2 * 12V * 234nC * 200kHz = 1,12W</text:p>
      <text:p text:style-name="P2">Supondo que a proteção, isolação, driver, tenha consumo de 150mW, temos a potência por fonte de driver de 1,3W.</text:p>
      <text:p text:style-name="P11"><text:bookmark text:name="_v1c9yauzusys"/>Projeto da fonte principal</text:p>
      <text:p text:style-name="P2">Como ponto de partida, a potencia de cada fonte do driver de 1,3W, e supondo uma eficiência de 0.66 da fonte, no primário é cerca de 1,9W. Com 8 canais, são 15,2W. Mais os circuitos lógicos/ proteção na entrada, podemos estimar uns 3W. São então 18W, ou seja, precisamos cerca de 1,5A no 12V.</text:p>
      <text:p text:style-name="P2">Prever mais 90 a 150mA máximo por saída de relê auxiliar, totalizando mais 300mA. Modelos interessantes: T9A series (90mA@12V) <text:s/>e automotivos em geral (140mA@12V).</text:p>
      <text:p text:style-name="P11"><text:bookmark text:name="_rg8lvyx9wwu9"/><text:soft-page-break/>Projeto térmico</text:p>
      <text:p text:style-name="P2">Pesquisar dissipadores em www.tctbrasil.com.br. Definir temperatura do dissipador, ventilação etc.</text:p>
      <text:p text:style-name="P2">Tentar casar dimensão de placa com um único dissipado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353744" style:text-line-through-style="none" style:text-line-through-type="none" style:text-position="0% 100%" style:font-name="Proxima Nova" fo:font-size="11pt" fo:language="en" fo:country="US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/>
    </style:default-style>
    <style:default-style style:family="paragraph">
      <style:paragraph-properties fo:margin-left="0in" fo:margin-right="0in" fo:margin-top="0.139in" fo:margin-bottom="0in" loext:contextual-spacing="false" fo:line-height="13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353744" style:text-line-through-style="none" style:text-line-through-type="none" style:text-position="0% 100%" style:font-name="Proxima Nova" fo:font-size="11pt" fo:language="en" fo:country="US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true" fo:line-height="100%"/>
      <style:text-properties fo:color="#353744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true" fo:line-height="100%"/>
      <style:text-properties fo:color="#00ab44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true" fo:line-height="100%"/>
      <style:text-properties fo:font-size="13pt" style:font-size-asian="13pt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true" fo:line-height="100%"/>
      <style:text-properties fo:color="#353744" fo:font-size="36pt" style:font-size-asian="36pt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/>
      <style:text-properties fo:color="#666666" fo:font-size="13pt" style:font-size-asian="13pt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Proxima Nova" fo:font-family="'Proxima Nova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100%"/>
    </style:style>
    <style:style style:name="MP2" style:family="paragraph" style:parent-style-name="Standard">
      <style:paragraph-properties fo:margin-top="0in" fo:margin-bottom="0in" loext:contextual-spacing="false" fo:line-height="100%"/>
    </style:style>
    <style:style style:name="MP3" style:family="paragraph" style:parent-style-name="Standard">
      <style:paragraph-properties fo:margin-top="0.139in" fo:margin-bottom="0in" loext:contextual-spacing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fo:background-color="#ffffff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02.png" text:anchor-type="as-char" svg:width="6.5in" svg:height="0.0417in" draw:z-index="4"><draw:image xlink:href="Pictures/10000201000004B0000000088B4702918F179169.png" xlink:type="simple" xlink:show="embed" xlink:actuate="onLoad"/><svg:title>horizontal line</svg:title></draw:frame></text:p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6" meta:paragraph-count="82" meta:word-count="743" meta:character-count="4670" meta:non-whitespace-character-count="4031"/>
    <meta:generator>LibreOfficeDev/5.1.0.3$Linux_X86_64 LibreOffice_project/</meta:generator>
  </office:meta>
</office:document-meta>
</file>